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TSerif-Regular" svg:font-family="PTSerif-Regular"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style:font-weight-asian="bold" style:font-weight-complex="bold"/>
    </style:style>
    <style:style style:name="P2"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fo:line-height="140%" fo:text-align="start"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paragraph-properties fo:margin-left="0.6945in" fo:margin-right="0in" fo:line-height="140%" fo:text-align="justify" style:justify-single-word="false" fo:orphans="0" fo:widows="0" fo:text-indent="-0.6945in" style:auto-text-indent="false">
        <style:tab-stops>
          <style:tab-stop style:position="1.0835in"/>
          <style:tab-stop style:position="1.472in"/>
          <style:tab-stop style:position="1.861in"/>
          <style:tab-stop style:position="2.25in"/>
          <style:tab-stop style:position="2.639in"/>
          <style:tab-stop style:position="3.028in"/>
          <style:tab-stop style:position="3.4165in"/>
          <style:tab-stop style:position="3.8055in"/>
          <style:tab-stop style:position="4.1945in"/>
          <style:tab-stop style:position="4.5835in"/>
          <style:tab-stop style:position="4.972in"/>
          <style:tab-stop style:position="5.361in"/>
        </style:tab-stops>
      </style:paragraph-properties>
    </style:style>
    <style:style style:name="T1" style:family="text">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T2"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rives (1)</text:p>
      <text:p text:style-name="P2"><text:span text:style-name="T1">Report from the desert</text:span></text:p>
      <text:p text:style-name="P2"><text:span text:style-name="T2">Première publication réalisée sous l’étiquette Greyscale, il s’agit du texte fondateur qui porte en lui des éléments constituant la suite.</text:span></text:p>
      <text:p text:style-name="P2"><text:span text:style-name="T2"><text:tab/></text:span></text:p>
      <text:p text:style-name="P2"><text:span text:style-name="T2">Le texte n’a pas été écrit par une personne anglophone. RD. exercice de promotion virale, il circule sous le manteau. On peut le commander sans que j’intervienne dans le processus, tout est automatisé, le texte se diffuse de manière virale sur divers canaux non-humains de prolifération d’objets éditoriaux.</text:span></text:p>
      <text:p text:style-name="P2"/>
      <text:p text:style-name="P2"><text:span text:style-name="T1">ZKP</text:span></text:p>
      <text:p text:style-name="P2"><text:span text:style-name="T2">demander l’autorisation: le meilleur moyen d’enliser un projet. mieux vaut s’inspirer de l’adage des codeurs open source: “release early, release often” (publiez tôt, publiez souvent), ainsi que du mot d’ordre des wikipédiens: “be bold” (“n’hésitez pas!”).</text:span></text:p>
      <text:p text:style-name="P2"/>
      <text:p text:style-name="P2"><text:span text:style-name="T1">Sources</text:span></text:p>
      <text:p text:style-name="P4"><text:span text:style-name="T2">* Wikipedia … = “a subset of the Internet”, structure à 4 dimensions: 1) la page actuelle, 2) “all these pages linked together” 3) “links to references”, 4) historique des modifications.</text:span></text:p>
      <text:p text:style-name="P4"><text:span text:style-name="T2">* Wikileaks …</text:span></text:p>
      <text:p text:style-name="P4"><text:span text:style-name="T2">* Internet Archive … </text:span></text:p>
      <text:p text:style-name="P4"/>
      <text:p text:style-name="P4"><text:span text:style-name="T2">Matériau d’expérimentation - James Bridle, David Horvitz...</text:span></text:p>
      <text:p text:style-name="P4"/>
      <text:p text:style-name="P2"><text:span text:style-name="T2">Trois structures dont le mode d’opération et les objectifs sont entièrement différents, et qu’il serait faux de mettre sur un même niveau, mais qui sont profondément impliqués dans la définition de l’archive à l’ère de la banque de donnée électronique.</text:span></text:p>
      <text:p text:style-name="P2"/>
      <text:p text:style-name="P2"/>
      <text:p text:style-name="P2"><text:span text:style-name="T1">Destruction par effacement</text:span></text:p>
      <text:p text:style-name="P4"/>
      <text:p text:style-name="P2"><text:span text:style-name="T2">26 octobre 2009: la multinationale Yahoo ferme le site GeoCities, un service d’hébergement gratuit opérant depuis 1994, riche de 38 millions d’utilisateurs. </text:span></text:p>
      <text:p text:style-name="P4"/>
      <text:p text:style-name="P2"><text:span text:style-name="T2">L’annonce de fermeture, faite en avril 2009, demeure vague: le site sera désactivé “a un moment où un autre durant l’été”. Jason SCOTT, fervent archiviste de l’ère informatique, coordonna le sauvetage partiel par des archivistes bénévoles, avec pour résultat quelques 660 Gb de données. Il </text:span><text:soft-page-break/><text:span text:style-name="T2">déclarera par la suite que “Yahoo a trouvé le moyen de détruire la plus grande masse d’histoire dans le laps de temps le plus restreint” (SCOTT, 2011).</text:span></text:p>
      <text:p text:style-name="P2"/>
      <text:p text:style-name="P2"><text:span text:style-name="T2">L’artiste britannique James BRIDLE, dans sa conférence “The Value of Ruins” (2010), déclara dramatiquement: “J’ai grandi dans un lieu qui n’existe plus, qui a disparu, ”, 38 millions de pages d’utilisateurs. “there were efforts to save aspects of it”. Le data-center du Internet Archive est contenu dans un shipping container, un parmi 17 millions de conteneurs existants… “William Gibson affirma récemment qui si vous avez 15 ans maintenant, vous vivez dans un présent continu, soutenu par nos prothèses mémorielles.” Difficulté de comparer, de ressentir les changements. La capacité d’enregistrer, de préserver des archives, est désormais accessible à un grand nombre.</text:span></text:p>
      <text:p text:style-name="P2"><text:span text:style-name="T2">Yahoo found a way to destroy the largest amount of history in the shortest amount of time"</text:span></text:p>
      <text:p text:style-name="P2"/>
      <text:p text:style-name="P2"><text:span text:style-name="T2">Jason Scott: 31:00 “Yahoo found a way to destroy the largest amount of history in the shortest amount of time”. 31:57 : all the things that yahoo has shut down in the last four years. Jason Scott: 20:50 How do we destroy cultures? The answer is: “disenfrenchise, demean, delete” * 1) disenfrenchise: “remove their ability to have any control over something” * 2) demean: “tell people that this is useless, ugly by our design standards, it fails our test” * 3) delete: “who gives a sh*t about those people? these are nothing!” 10 mb space…</text:span></text:p>
      <text:p text:style-name="P2"><text:span text:style-name="T2">But: “for these people, the widest audience that this genetic line has ever reached”.</text:span></text:p>
      <text:p text:style-name="P2"/>
      <text:p text:style-name="P2"><text:span text:style-name="T1">Dérives (1)</text:span></text:p>
      <text:p text:style-name="P2"><text:span text:style-name="T2">alphascript / betascript</text:span></text:p>
      <text:p text:style-name="P2"/>
      <text:p text:style-name="P2"><text:span text:style-name="T1">Destruction par dévaluation</text:span></text:p>
      <text:p text:style-name="P4"><text:span text:style-name="T2"><text:tab/>•<text:tab/>la notion de spam infiltre le medium du livre: Amazon et Alphascript - conséquence inévitable du PrintOnDemand?</text:span></text:p>
      <text:p text:style-name="P4"><text:span text:style-name="T2"><text:tab/>•<text:tab/>scannage/numérisation à grande échelle:</text:span></text:p>
      <text:p text:style-name="P4"><text:span text:style-name="T2"><text:tab/>•<text:tab/>wikileaks</text:span></text:p>
      <text:p text:style-name="P4"/>
      <text:p text:style-name="P2"><text:span text:style-name="T2">A portée de main, sur un coin de la table, un livre. Je l’ai emprunté il y a deux jours, dans une bibliothèque publique. Il provient de la bibliothèque des sciences économiques de l’Université de Neuchâtel, et traite de la Neuroéconomie.</text:span></text:p>
      <text:p text:style-name="P2"><text:span text:style-name="T2">C’est en 2009, la même année que Geocities disparut dans les limbes, qu’un étrange phénomène se manifesta sur Amazon,</text:span></text:p>
      <text:p text:style-name="P2"><text:span text:style-name="T2">Le titre: Neuroéconomie. Au format A5, 70 pages.</text:span></text:p>
      <text:p text:style-name="P2"><text:soft-page-break/><text:span text:style-name="T2">La notion même de culture est détruite par dévaluation: chaque mot clé que l’on entre pour chercher un livre nous retourne des résultats de spam, qu’il s’agit de filtrer...</text:span></text:p>
      <text:p text:style-name="P2"/>
      <text:p text:style-name="P2"/>
      <text:p text:style-name="P2"><text:span text:style-name="T1">Structures (1)</text:span></text:p>
      <text:p text:style-name="P2"><text:span text:style-name="T1">Wikileaks</text:span></text:p>
      <text:p text:style-name="P2"><text:span text:style-name="T2">L’accès brut aux contenus, articles critiques et d’interviews. </text:span></text:p>
      <text:p text:style-name="P2"/>
      <text:p text:style-name="P2"><text:span text:style-name="T2">Dans l’interview menée par Hans Ulrich Obrist au printemps 2011, Julian Assange, fondateur et porte-parole de l’organisation Wikileaks, relate sa préoccupation quant à la fiablilité des archives numériques. Il y dévoile l’idée de perfectionner la fonctionalité de l’hyperlien (URL) actuellement en cours. Ce nouveau système permettrait d’assigner une adresse unique à toute forme de contenu (texte, enregistrement audiovisuel…), une adresse unique qui soit irrémédiablement liée à un fichier numérique donné. Reposant sur des principes mathématiques, ce système rendrait les documents infalsifiables, puisque toute modification du fichier entraînerait une modification de l’adresse. Selon Assange, ce système, prévu pour garantir l’intégrité des données publiées par Wikileaks, pourrait s’appliquer à toute création existant sous formé numérisée. “Un système d’indexation pour la Tour de Babel”.</text:span></text:p>
      <text:p text:style-name="P2"/>
      <text:p text:style-name="P2"><text:span text:style-name="T1">Dérives (2)</text:span></text:p>
      <text:p text:style-name="P2"><text:span text:style-name="T1">Brenoritvrezorkre</text:span></text:p>
      <text:p text:style-name="P2"><text:span text:style-name="T2">Evoquons un autre cas de figure exemplaire: l’archivage contre le gré des auteurs qui auraient préféré tomber dans l’oubli. </text:span></text:p>
      <text:p text:style-name="P2"><text:span text:style-name="T2">Un groupe de musique fondé en 1995, auteur de quelques démos cassette (“Vèrmyaprèb”, “Nèvgzérýa”, “Ervoelbtre”…). Dans le milieu des années 2000, la diffusion par des blogs musicaux donne un nouvel essor à cette mouvance musicale jusque là très confidentielle. La popularité grandit au point que des vinyles “inofficiels” apparaissent sur les plates formes de vente en ligne, pour des sommes mirobolantes. Point commun, ces vinyles au graphisme noir et blanc minimaliste, sous des étiquettes aux consonnances françaises, sont en réalité pressés dans des régions comme la Russie ou la Colombie, vraisemblablement à partir des sources mp3, elles-mêmes étant des copies dégradées de la publiation cassette… Nous sommes ici devant un cycle d’archivage et de transfer des plus remarquables: l’enregistrement analogique (copie cassette d’après un master analogique 4-pistes) est numérisé et transformé (par l’algorithme de compression mp3), avant de revenir à une forme analogique lors du pressage sur vinyle - la boucle est bouclée. On pourrait aussi imaginer que les : la musique de Brenoritvrezorkre, réfractaire à la numérisation, fuit ce format pour revenir à un support unique et limité. La discographie</text:span></text:p>
      <text:p text:style-name="P2"><text:soft-page-break/></text:p>
      <text:p text:style-name="P2"/>
      <text:p text:style-name="P2"><text:span text:style-name="T1">Bibliographie</text:span></text:p>
      <text:p text:style-name="P2"/>
      <text:p text:style-name="P3"><text:span text:style-name="T2"/></text:p>
      <text:p text:style-name="P2"/>
      <text:p text:style-name="P2"><text:span text:style-name="T2">&lt;diybookscanner.org&gt;</text:span></text:p>
      <text:p text:style-name="P2"/>
      <text:p text:style-name="P2"/>
      <text:p text:style-name="P2"><text:span text:style-nam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TSerif-Regular" svg:font-family="PTSerif-Regular" style:font-family-generic="roman"/>
    <style:font-face style:name="Arial Unicode MS1" svg:font-family="'Arial Unicode MS'"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0:38:28</meta:creation-date>
    <dc:date>2012-05-03T00:38:56</dc:date>
    <meta:editing-duration>P0D</meta:editing-duration>
    <meta:editing-cycles>1</meta:editing-cycles>
    <meta:document-statistic meta:table-count="0" meta:image-count="0" meta:object-count="0" meta:page-count="4" meta:paragraph-count="40" meta:word-count="987" meta:character-count="6456" meta:non-whitespace-character-count="5500"/>
    <meta:generator>LibreOffice/3.5$MacOSX_x86 LibreOffice_project/281b639-6baa1d3-ef66a77-d866f25-f36d45f</meta:generator>
  </office:meta>
</office:document-meta>
</file>